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Valve.logout( boolean invalidateSessions , HttpRequest request , Http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geflowValve.checkSecurity( HttpRequest request , HttpResponse response , SecurityConstraint constrai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Valve.invoke( Request request , Response response , ValveContext valve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PageflowValve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Valve.login( String username , String password , HttpRequest request , Http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